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</office:automatic-styles>
  <office:body>
    <office:text text:use-soft-page-breaks="true">
      <text:p text:style-name="P1">Admission Requirements</text:p>
      <text:p text:style-name="Normal">The admission requirements for entry into undergraduate academic programmes are stated below:</text:p>
      <text:p text:style-name="Normal">Admission into the basic studies programme of the University is open to candidates who have five credit passes at the O’Levels</text:p>
      <text:p text:style-name="Normal">The credit passes shall include English and Mathematics.</text:p>
      <text:p text:style-name="Normal"/>
      <text:p text:style-name="Normal">Admission Requirement for Undergraduate Programms</text:p>
      <text:p text:style-name="Normal">Prospective students would need to satisfy the following general requirements before they are offered admission to the Federal University, Ndufu Alike Ikwo.</text:p>
      <text:p text:style-name="Normal"/>
      <text:list text:style-name="LFO1" text:continue-numbering="true">
        <text:list-item>
          <text:p text:style-name="P2"><text:s/>For admission to 100 Level (UMEa), candidates must:</text:p>
        </text:list-item>
      </text:list>
      <text:p text:style-name="Normal"/>
      <text:p text:style-name="Normal">Obtain five (5) credit passes at SSCE (or equivalent) in relevant subjects at not more than two sittings; and</text:p>
      <text:p text:style-name="Normal">An acceptable score in Unified Tertiary Matriculation Examination (UTME) in relevant subjects.</text:p>
      <text:list text:style-name="LFO1" text:continue-numbering="true">
        <text:list-item>
          <text:p text:style-name="P3"><text:s/>For admission to 200 level (direct entry), candidates should, in addition to five SSCE credit passes as in a (1) above, obtain at least two A’level (or its equivalent) passes in relevant subjects or possess NCE or OND with credit passes, or possess a good first degree in another field as the case may be.</text:p>
        </text:list-item>
      </text:list>
      <text:p text:style-name="Normal"/>
      <text:p text:style-name="Normal">In addition to the above general requirements, prospective students must satisfy faculty/departmental requirements</text:p>
      <text:p text:style-name="Normal"><text:a xlink:href="https://6forms.funai.edu.ng/" office:target-frame-name="_top" xlink:show="replace"><text:span text:style-name="Hyperlink">https://6forms.funai.edu.ng/</text:span></text:a></text:p>
      <text:p text:style-name="Normal"><text:a xlink:href="https://6forms.funai.edu.ng/https:/portal.funai.edu.ng/" office:target-frame-name="_top" xlink:show="replace"><text:span text:style-name="Hyperlink">https://6forms.funai.edu.ng/https://portal.funai.edu.ng/</text:span></text:a></text:p>
      <text:p text:style-name="Normal">Pages/Applications/DE/DEScreeningForm.aspxhttps://portal.funai.edu.ng/</text:p>
      <text:p text:style-name="Normal">Pages/Applications/PUTME/ScreeningForm.aspxhttps://portal.funai.edu.ng/</text:p>
      <text:p text:style-name="Normal">modules/pg/applications/PGApplicationLogin.aspxhttps://portal.funai.edu.ng/</text:p>
      <text:p text:style-name="Normal">Pages/Applications/PUTME/CheckScreeningResult.aspx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7T16:17:00Z</meta:creation-date>
    <dc:date>2022-04-27T16:17:00Z</dc:date>
    <meta:template xlink:href="Normal.dotm" xlink:type="simple"/>
    <meta:editing-cycles>5</meta:editing-cycles>
    <meta:editing-duration>PT180S</meta:editing-duration>
    <meta:document-statistic meta:page-count="1" meta:paragraph-count="3" meta:word-count="248" meta:character-count="1664" meta:row-count="11" meta:non-whitespace-character-count="1419"/>
  </office:meta>
</office:document-meta>
</file>